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2" svg:font-family="'Droid Sans Fallback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51f76" officeooo:paragraph-rsid="00051f76"/>
    </style:style>
    <style:style style:name="P2" style:family="paragraph" style:parent-style-name="Standard">
      <style:text-properties officeooo:rsid="00051f76" officeooo:paragraph-rsid="00080273"/>
    </style:style>
    <style:style style:name="P3" style:family="paragraph" style:parent-style-name="Standard">
      <style:text-properties officeooo:rsid="00051f76" officeooo:paragraph-rsid="00092481"/>
    </style:style>
    <style:style style:name="P4" style:family="paragraph" style:parent-style-name="Standard">
      <style:text-properties officeooo:rsid="00051f76" officeooo:paragraph-rsid="000f5f22"/>
    </style:style>
    <style:style style:name="P5" style:family="paragraph" style:parent-style-name="Standard">
      <style:paragraph-properties fo:text-align="center" style:justify-single-word="false"/>
      <style:text-properties fo:font-size="26pt" fo:font-weight="normal" officeooo:rsid="00051f76" officeooo:paragraph-rsid="00051f76" style:font-size-asian="26pt" style:font-weight-asian="normal" style:font-size-complex="26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3.6999998092651pt" fo:font-weight="normal" officeooo:rsid="00051f76" officeooo:paragraph-rsid="00051f76" style:font-size-asian="12pt" style:font-weight-asian="normal" style:font-size-complex="13.6999998092651pt" style:font-weight-complex="normal"/>
    </style:style>
    <style:style style:name="P7" style:family="paragraph" style:parent-style-name="Standard">
      <style:text-properties officeooo:paragraph-rsid="00051f76"/>
    </style:style>
    <style:style style:name="P8" style:family="paragraph" style:parent-style-name="Standard">
      <style:text-properties officeooo:rsid="000568d4" officeooo:paragraph-rsid="00080273"/>
    </style:style>
    <style:style style:name="P9" style:family="paragraph" style:parent-style-name="Standard">
      <style:text-properties officeooo:rsid="00080273" officeooo:paragraph-rsid="00080273"/>
    </style:style>
    <style:style style:name="P10" style:family="paragraph" style:parent-style-name="Standard">
      <style:text-properties officeooo:rsid="00092481" officeooo:paragraph-rsid="00092481"/>
    </style:style>
    <style:style style:name="P11" style:family="paragraph" style:parent-style-name="Standard">
      <style:text-properties fo:color="#ff3333" officeooo:rsid="00051f76" officeooo:paragraph-rsid="00092481"/>
    </style:style>
    <style:style style:name="P12" style:family="paragraph" style:parent-style-name="Standard">
      <style:text-properties fo:color="#ff3333" officeooo:rsid="000c3bc9" officeooo:paragraph-rsid="000c3bc9"/>
    </style:style>
    <style:style style:name="P13" style:family="paragraph" style:parent-style-name="Standard">
      <style:text-properties fo:color="#ff3333" officeooo:rsid="000c3bc9" officeooo:paragraph-rsid="000dee69"/>
    </style:style>
    <style:style style:name="P14" style:family="paragraph" style:parent-style-name="Standard">
      <style:text-properties fo:color="#ff3333" officeooo:rsid="00127897" officeooo:paragraph-rsid="00127897"/>
    </style:style>
    <style:style style:name="P15" style:family="paragraph" style:parent-style-name="Standard">
      <style:text-properties fo:color="#ff3333" officeooo:paragraph-rsid="00127897"/>
    </style:style>
    <style:style style:name="P16" style:family="paragraph" style:parent-style-name="Standard">
      <style:text-properties fo:color="#ff3333" style:text-underline-style="none" officeooo:rsid="00127897" officeooo:paragraph-rsid="00127897"/>
    </style:style>
    <style:style style:name="P17" style:family="paragraph" style:parent-style-name="Standard">
      <style:text-properties fo:color="#ff3333" style:text-underline-style="solid" style:text-underline-width="auto" style:text-underline-color="font-color" officeooo:rsid="00127897" officeooo:paragraph-rsid="00127897"/>
    </style:style>
    <style:style style:name="P18" style:family="paragraph" style:parent-style-name="Standard">
      <style:text-properties officeooo:rsid="00092481" officeooo:paragraph-rsid="00092481" fo:background-color="#ffff00"/>
    </style:style>
    <style:style style:name="P19" style:family="paragraph" style:parent-style-name="Standard">
      <style:text-properties officeooo:rsid="000dee69" officeooo:paragraph-rsid="000dee69" fo:background-color="#ffff00"/>
    </style:style>
    <style:style style:name="P20" style:family="paragraph" style:parent-style-name="Standard">
      <style:text-properties officeooo:rsid="000dee69" officeooo:paragraph-rsid="000dee69"/>
    </style:style>
    <style:style style:name="P21" style:family="paragraph" style:parent-style-name="Standard">
      <style:text-properties officeooo:rsid="000eb128" officeooo:paragraph-rsid="000eb128"/>
    </style:style>
    <style:style style:name="P22" style:family="paragraph" style:parent-style-name="Standard">
      <style:text-properties officeooo:rsid="00127897" officeooo:paragraph-rsid="00127897"/>
    </style:style>
    <style:style style:name="P23" style:family="paragraph" style:parent-style-name="Standard">
      <style:text-properties officeooo:rsid="00134548" officeooo:paragraph-rsid="00134548"/>
    </style:style>
    <style:style style:name="P24" style:family="paragraph" style:parent-style-name="Standard">
      <style:text-properties officeooo:rsid="0013581a" officeooo:paragraph-rsid="0013581a"/>
    </style:style>
    <style:style style:name="P25" style:family="paragraph" style:parent-style-name="Standard">
      <style:text-properties officeooo:rsid="000dee69" officeooo:paragraph-rsid="000dee69" fo:background-color="#ff00cc"/>
    </style:style>
    <style:style style:name="P2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51f76" officeooo:paragraph-rsid="00051f76"/>
    </style:style>
    <style:style style:name="P2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92481" officeooo:paragraph-rsid="00092481"/>
    </style:style>
    <style:style style:name="P28" style:family="paragraph" style:parent-style-name="Standard">
      <style:paragraph-properties fo:background-color="#ffff00">
        <style:background-image/>
      </style:paragraph-properties>
      <style:text-properties style:use-window-font-color="true" fo:font-size="26pt" fo:font-weight="bold" officeooo:rsid="00051f76" officeooo:paragraph-rsid="00051f76" style:font-size-asian="26pt" style:font-weight-asian="bold" style:font-size-complex="26pt" style:font-weight-complex="bold"/>
    </style:style>
    <style:style style:name="P29" style:family="paragraph" style:parent-style-name="Standard">
      <style:paragraph-properties fo:background-color="#ffff00">
        <style:background-image/>
      </style:paragraph-properties>
      <style:text-properties style:use-window-font-color="true" fo:font-size="26pt" fo:font-weight="bold" officeooo:rsid="0013581a" officeooo:paragraph-rsid="0013581a" style:font-size-asian="26pt" style:font-weight-asian="bold" style:font-size-complex="26pt" style:font-weight-complex="bold"/>
    </style:style>
    <style:style style:name="P30" style:family="paragraph" style:parent-style-name="Standard">
      <style:paragraph-properties fo:background-color="#ffff00">
        <style:background-image/>
      </style:paragraph-properties>
      <style:text-properties fo:font-size="24pt" fo:font-weight="bold" officeooo:rsid="00051f76" officeooo:paragraph-rsid="00051f76" style:font-size-asian="24pt" style:font-weight-asian="bold" style:font-size-complex="24pt" style:font-weight-complex="bold"/>
    </style:style>
    <style:style style:name="P31" style:family="paragraph" style:parent-style-name="Standard">
      <style:paragraph-properties fo:background-color="#ffff00">
        <style:background-image/>
      </style:paragraph-properties>
      <style:text-properties fo:font-size="26pt" fo:font-weight="bold" officeooo:rsid="00092481" officeooo:paragraph-rsid="00092481" style:font-size-asian="26pt" style:font-weight-asian="bold" style:font-size-complex="26pt" style:font-weight-complex="bold"/>
    </style:style>
    <style:style style:name="P32" style:family="paragraph" style:parent-style-name="Standard">
      <style:paragraph-properties fo:background-color="#ffff00">
        <style:background-image/>
      </style:paragraph-properties>
      <style:text-properties fo:font-size="26pt" fo:font-weight="bold" officeooo:rsid="00051f76" officeooo:paragraph-rsid="00051f76" style:font-size-asian="26pt" style:font-weight-asian="bold" style:font-size-complex="26pt" style:font-weight-complex="bold"/>
    </style:style>
    <style:style style:name="P33" style:family="paragraph" style:parent-style-name="Preformatted_20_Text">
      <style:text-properties fo:color="#ff3333" officeooo:rsid="00051f76" officeooo:paragraph-rsid="00092481"/>
    </style:style>
    <style:style style:name="P34" style:family="paragraph" style:parent-style-name="Preformatted_20_Text">
      <style:text-properties officeooo:rsid="00092481" officeooo:paragraph-rsid="00092481"/>
    </style:style>
    <style:style style:name="P35" style:family="paragraph" style:parent-style-name="Preformatted_20_Text">
      <style:text-properties fo:background-color="#ffff00"/>
    </style:style>
    <style:style style:name="P36" style:family="paragraph" style:parent-style-name="Preformatted_20_Text">
      <style:text-properties officeooo:rsid="00092481" officeooo:paragraph-rsid="00092481" fo:background-color="#ffff00"/>
    </style:style>
    <style:style style:name="P37" style:family="paragraph" style:parent-style-name="Preformatted_20_Text">
      <style:text-properties fo:background-color="#ffff66"/>
    </style:style>
    <style:style style:name="P38" style:family="paragraph" style:parent-style-name="Preformatted_20_Text">
      <style:text-properties officeooo:rsid="00092481" officeooo:paragraph-rsid="00092481" fo:background-color="#ffff66"/>
    </style:style>
    <style:style style:name="P39" style:family="paragraph" style:parent-style-name="Preformatted_20_Text">
      <style:paragraph-properties fo:margin-top="0cm" fo:margin-bottom="0.499cm" style:contextual-spacing="false"/>
      <style:text-properties officeooo:paragraph-rsid="000eb128" fo:background-color="#ffff00"/>
    </style:style>
    <style:style style:name="P40" style:family="paragraph" style:parent-style-name="Preformatted_20_Text">
      <style:paragraph-properties fo:margin-top="0cm" fo:margin-bottom="0.499cm" style:contextual-spacing="false"/>
      <style:text-properties fo:background-color="#ffff66"/>
    </style:style>
    <style:style style:name="P41" style:family="paragraph" style:parent-style-name="Standard">
      <style:text-properties officeooo:rsid="001cc9d6" officeooo:paragraph-rsid="001cc9d6"/>
    </style:style>
    <style:style style:name="P42" style:family="paragraph" style:parent-style-name="Standard">
      <style:text-properties officeooo:rsid="0013581a" officeooo:paragraph-rsid="0013581a"/>
    </style:style>
    <style:style style:name="T1" style:family="text">
      <style:text-properties officeooo:rsid="00051f76"/>
    </style:style>
    <style:style style:name="T2" style:family="text">
      <style:text-properties fo:background-color="#ff0000" loext:char-shading-value="0"/>
    </style:style>
    <style:style style:name="T3" style:family="text">
      <style:text-properties officeooo:rsid="00080273"/>
    </style:style>
    <style:style style:name="T4" style:family="text">
      <style:text-properties officeooo:rsid="00085094"/>
    </style:style>
    <style:style style:name="T5" style:family="text">
      <style:text-properties officeooo:rsid="00092481"/>
    </style:style>
    <style:style style:name="T6" style:family="text">
      <style:text-properties officeooo:rsid="000ae5df"/>
    </style:style>
    <style:style style:name="T7" style:family="text">
      <style:text-properties officeooo:rsid="000f5f22"/>
    </style:style>
    <style:style style:name="T8" style:family="text">
      <style:text-properties officeooo:rsid="00127897"/>
    </style:style>
    <style:style style:name="T9" style:family="text">
      <style:text-properties style:text-underline-style="none" officeooo:rsid="00127897"/>
    </style:style>
    <style:style style:name="T10" style:family="text">
      <style:text-properties officeooo:rsid="00134548"/>
    </style:style>
    <style:style style:name="T11" style:family="text">
      <style:text-properties officeooo:rsid="0013581a"/>
    </style:style>
    <style:style style:name="T12" style:family="text">
      <style:text-properties officeooo:rsid="0017c1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0160602 <text:s/>ROS – dynamixel motor</text:p>
      <text:p text:style-name="P6">newone</text:p>
      <text:p text:style-name="P1"/>
      <text:p text:style-name="P30">相關連結：</text:p>
      <text:p text:style-name="P1"/>
      <text:p text:style-name="P22">重點再一二個</text:p>
      <text:p text:style-name="P22"/>
      <text:p text:style-name="P1">http://wiki.ros.org/dynamixel_controllers/Tutorials/ConnectingToDynamixelBus </text:p>
      <text:p text:style-name="P1">---Connecting to Dynamixel bus-- </text:p>
      <text:p text:style-name="P1"/>
      <text:p text:style-name="P4"/>
      <text:p text:style-name="P4"><text:a xlink:type="simple" xlink:href="https://github.com/arebgun/dynamixel_motor">https://github.com/arebgun/dynamixel_motor</text:a></text:p>
      <text:p text:style-name="P4">---opcourse download---</text:p>
      <text:p text:style-name="P4">---放在<text:span text:style-name="T7">catkin_ws---</text:span></text:p>
      <text:p text:style-name="P4"/>
      <text:p text:style-name="P1"/>
      <text:p text:style-name="P1"><text:a xlink:type="simple" xlink:href="https://github.com/sigproc/robotic_surgery/wiki/Dynamixel-actuators">https://github.com/sigproc/robotic_surgery/wiki/Dynamixel-actuators</text:a> </text:p>
      <text:p text:style-name="P1">---???---</text:p>
      <text:p text:style-name="P1"/>
      <text:p text:style-name="P1"/>
      <text:p text:style-name="P1">http://wiki.ros.org/ROS/Tutorials/InstallingandConfiguringROSEnvironment </text:p>
      <text:p text:style-name="P1">---make environment---</text:p>
      <text:p text:style-name="P1"/>
      <text:p text:style-name="P26"/>
      <text:p text:style-name="P1"/>
      <text:p text:style-name="P28">快速指令碼<text:span text:style-name="T11">：</text:span></text:p>
      <text:p text:style-name="P24">byobu-enable </text:p>
      <text:p text:style-name="P24">source /opt/ros/indigo/setup.bash </text:p>
      <text:p text:style-name="P24">roscore </text:p>
      <text:p text:style-name="P24"/>
      <text:p text:style-name="P24">--F2 </text:p>
      <text:p text:style-name="P24">lsusb </text:p>
      <text:p text:style-name="P41">ls /dev <text:s/>(檢查是否有ttyUSB0)</text:p>
      <text:p text:style-name="P24">sudo chmod 777 /dev/ttyUSB0 <text:s text:c="4"/><text:span text:style-name="T12">(777後面有空格)</text:span></text:p>
      <text:p text:style-name="P24">roslaunch dynamixel_tutorials controller_manager.launch <text:s/></text:p>
      <text:p text:style-name="P41"/>
      <text:p text:style-name="P24">--F2 </text:p>
      <text:p text:style-name="P24">rostopic list </text:p>
      <text:p text:style-name="P24">rostopic echo /motor_states/pan_tilt_port </text:p>
      <text:p text:style-name="P24"/>
      <text:p text:style-name="P24"/>
      <text:p text:style-name="P24">=============修改================ </text:p>
      <text:p text:style-name="P24">--F2 </text:p>
      <text:p text:style-name="P24">cd catkin_ws/src/dynamixel_motor-master/dynamixel_tutorials/config/ </text:p>
      <text:p text:style-name="P24">sudo vim dynamixel_joint_controllers.yaml </text:p>
      <text:p text:style-name="P24">***把 pan_controller那大段註解掉 </text:p>
      <text:p text:style-name="P24"/>
      <text:p text:style-name="P24">cd .. </text:p>
      <text:p text:style-name="P24">cd launch </text:p>
      <text:p text:style-name="P24"><text:soft-page-break/>sudo vim controller_spawner.launch </text:p>
      <text:p text:style-name="P24">***把pan_controller 註解掉 </text:p>
      <text:p text:style-name="P24"/>
      <text:p text:style-name="P24"/>
      <text:p text:style-name="P24">================================ </text:p>
      <text:p text:style-name="P24"/>
      <text:p text:style-name="P24">roslaunch dynamixel_tutorials controller_spawner.launch </text:p>
      <text:p text:style-name="P24">rostopic pub -1 /tilt_controller/command std_msgs/Float64 -- 1.5</text:p>
      <text:p text:style-name="P1"/>
      <text:p text:style-name="P1"/>
      <text:p text:style-name="P26"/>
      <text:p text:style-name="P1"/>
      <text:p text:style-name="P29">詳細教學：</text:p>
      <text:p text:style-name="P14">====會有4個頁面====</text:p>
      <text:p text:style-name="P14">1.<text:span text:style-name="T1">roslaunch dynamixel_tutorials controller_manager.launch <text:s/></text:span></text:p>
      <text:p text:style-name="P14">2.roscore</text:p>
      <text:p text:style-name="P15"><text:span text:style-name="T8">3.</text:span>rostopic echo /motor_states/pan_tilt_port <text:s text:c="2"/><text:span text:style-name="T8">((</text:span><text:span text:style-name="T9">一直跑每秒獨到的MOTOR資訊</text:span></text:p>
      <text:p text:style-name="P16">4.輸入指令 控制馬達位置</text:p>
      <text:p text:style-name="P17"/>
      <text:p text:style-name="P14"/>
      <text:p text:style-name="P1"/>
      <text:p text:style-name="P1"/>
      <text:p text:style-name="P1">$ byobu-enable </text:p>
      <text:p text:style-name="P1">–-terminal 開分頁 ---</text:p>
      <text:p text:style-name="P1">---就算關掉 也會保有記憶功能 像GOOGLE <text:span text:style-name="T3">CHROME那樣---</text:span></text:p>
      <text:p text:style-name="P1">---F2 開新分頁 F3向左 F4 向右 <text:s/>刪除 <text:span text:style-name="T3">CTRL+F6</text:span>---</text:p>
      <text:p text:style-name="P1"/>
      <text:p text:style-name="P1"><text:span text:style-name="T8">$ </text:span>source /opt/ros/indigo/setup.bash </text:p>
      <text:p text:style-name="P2">–-建立ROS 環境 ---</text:p>
      <text:p text:style-name="P8"><text:span text:style-name="T11">$ </text:span>roscore <text:s text:c="2"/></text:p>
      <text:p text:style-name="P8">---開啟一個ROS的站台---</text:p>
      <text:p text:style-name="P13">======先別跳出 開心分頁 跑下面======</text:p>
      <text:p text:style-name="P1"/>
      <text:p text:style-name="P9"><text:span text:style-name="T10">$ </text:span>lsusb</text:p>
      <text:p text:style-name="P9">---看USB裝置---</text:p>
      <text:p text:style-name="P23"/>
      <text:p text:style-name="P1"><text:span text:style-name="T10">$ </text:span>sudo chmod 777 /dev/ttyUSB0 </text:p>
      <text:p text:style-name="P1">---給USB權限---</text:p>
      <text:p text:style-name="P1"/>
      <text:p text:style-name="P1"><text:span text:style-name="T10">$ </text:span>roslaunch dynamixel_tutorials controller_manager.launch <text:s/></text:p>
      <text:p text:style-name="P1">---<text:span text:style-name="T6">(要在catkin_ws 系列裡跑launch)---</text:span></text:p>
      <text:p text:style-name="P1">---run launch---</text:p>
      <text:p text:style-name="P1">---<text:span text:style-name="T4">create a launch file for the manager node---</text:span></text:p>
      <text:p text:style-name="P1">---會找到<text:span text:style-name="T5">MOTOR的ID和baud rate---</text:span></text:p>
      <text:p text:style-name="P3">---<text:span text:style-name="T5">EX. <text:s/>Found 1 motors - 1 AX-12 [6], initialization complete.---</text:span></text:p>
      <text:p text:style-name="P3"/>
      <text:p text:style-name="P12">======先別跳出 開心分頁 跑下面======</text:p>
      <text:p text:style-name="P3"/>
      <text:p text:style-name="P10"><text:span text:style-name="T10">$ </text:span>rostopic list</text:p>
      <text:p text:style-name="P10">---motor feedback---</text:p>
      <text:p text:style-name="P36">/motor_states/pan_tilt_port</text:p>
      <text:p text:style-name="P35"><text:bookmark text:name="line-2-7"/>/rosout</text:p>
      <text:p text:style-name="P39"><text:bookmark text:name="line-3-5"/><text:soft-page-break/>/rosout_agg</text:p>
      <text:p text:style-name="P10"/>
      <text:p text:style-name="P10"/>
      <text:p text:style-name="P10"/>
      <text:p text:style-name="P34"><text:span text:style-name="T10">$ </text:span>rostopic echo /motor_states/pan_tilt_port</text:p>
      <text:p text:style-name="P34"/>
      <text:p text:style-name="P38"><text:s text:c="3"/>timestamp: 1351555461.28</text:p>
      <text:p text:style-name="P37"><text:bookmark text:name="line-16-2"/><text:s text:c="4"/>id: 5</text:p>
      <text:p text:style-name="P37"><text:bookmark text:name="line-17-2"/><text:s text:c="4"/>goal: 512</text:p>
      <text:p text:style-name="P37"><text:bookmark text:name="line-18-2"/><text:s text:c="4"/>position: 483</text:p>
      <text:p text:style-name="P37"><text:bookmark text:name="line-19-1"/><text:s text:c="4"/>error: -29</text:p>
      <text:p text:style-name="P37"><text:bookmark text:name="line-20-1"/><text:s text:c="4"/>speed: 0</text:p>
      <text:p text:style-name="P37"><text:bookmark text:name="line-21-1"/><text:s text:c="4"/>load: 0.0</text:p>
      <text:p text:style-name="P37"><text:bookmark text:name="line-22-1"/><text:s text:c="4"/>voltage: 12.6</text:p>
      <text:p text:style-name="P37"><text:bookmark text:name="line-23-1"/><text:s text:c="4"/>temperature: 40</text:p>
      <text:p text:style-name="P40"><text:bookmark text:name="line-24-1"/><text:s text:c="4"/>moving: False</text:p>
      <text:p text:style-name="P10"/>
      <text:p text:style-name="P10"/>
      <text:p text:style-name="P3"/>
      <text:p text:style-name="P33"/>
      <text:p text:style-name="P11"/>
      <text:p text:style-name="P1"><text:span text:style-name="T10">$ </text:span>cd dynamixel_tutorials </text:p>
      <text:p text:style-name="P10"><text:span text:style-name="T10">$ </text:span>cd config</text:p>
      <text:p text:style-name="P10"><text:span text:style-name="T10">$ sudo </text:span>vim dynamixel_joint_controllers.yaml</text:p>
      <text:p text:style-name="P10">---- 有兩大段 把上面那段砍掉----</text:p>
      <text:p text:style-name="P18"><text:s text:c="2"/>tilt_controller: </text:p>
      <text:p text:style-name="P18"><text:s text:c="4"/>controller: </text:p>
      <text:p text:style-name="P18"><text:s text:c="8"/>package: dynamixel_controllers </text:p>
      <text:p text:style-name="P18"><text:s text:c="8"/>module: joint_position_controller </text:p>
      <text:p text:style-name="P18"><text:s text:c="8"/>type: JointPositionController </text:p>
      <text:p text:style-name="P18"><text:s text:c="4"/>joint_name: tilt_joint </text:p>
      <text:p text:style-name="P18"><text:s text:c="4"/>joint_speed: 1.17 </text:p>
      <text:p text:style-name="P18"><text:s text:c="4"/>motor: </text:p>
      <text:p text:style-name="P18"><text:s text:c="8"/>id: 6 </text:p>
      <text:p text:style-name="P18"><text:s text:c="8"/>init: 512 </text:p>
      <text:p text:style-name="P18"><text:s text:c="8"/>min: 0 </text:p>
      <text:p text:style-name="P18"><text:s text:c="8"/>max: 1023 </text:p>
      <text:p text:style-name="P18"/>
      <text:p text:style-name="P18"/>
      <text:p text:style-name="P10"/>
      <text:p text:style-name="P20"><text:span text:style-name="T10">$ </text:span>cd launch</text:p>
      <text:p text:style-name="P20"><text:span text:style-name="T10">$ </text:span>sudo vim controller_spaner.launch</text:p>
      <text:p text:style-name="P20"/>
      <text:p text:style-name="P19">&lt;!-- -*- mode: XML -*- --&gt; </text:p>
      <text:p text:style-name="P19"/>
      <text:p text:style-name="P19">&lt;launch&gt; </text:p>
      <text:p text:style-name="P19"><text:s text:c="4"/>&lt;!-- Load controller configuration to parameter server --&gt; </text:p>
      <text:p text:style-name="P19"><text:s text:c="4"/>&lt;rosparam file="$(find dynamixel_tutorials)/config/dynamixel_joint_controllers.yaml" command="load"/&gt; </text:p>
      <text:p text:style-name="P19"/>
      <text:p text:style-name="P19"><text:s text:c="4"/>&lt;!-- start specified joint controllers --&gt; </text:p>
      <text:p text:style-name="P19"><text:soft-page-break/><text:s text:c="4"/>&lt;node name="dynamixel_controller_spawner" pkg="dynamixel_controllers" type="controller_spawner.py" </text:p>
      <text:p text:style-name="P19"><text:s text:c="10"/>args="--manager=dxl_manager </text:p>
      <text:p text:style-name="P19"><text:s text:c="16"/>--port=pan_tilt_port </text:p>
      <text:p text:style-name="P19"><text:s text:c="16"/>--type=simple </text:p>
      <text:p text:style-name="P25"><text:s text:c="29"/>XXXXXXXXX <text:s text:c="5"/>(這段要註解掉)</text:p>
      <text:p text:style-name="P19"><text:s text:c="16"/>tilt_controller" </text:p>
      <text:p text:style-name="P19"><text:s text:c="10"/>output="screen"/&gt; </text:p>
      <text:p text:style-name="P19">&lt;/launch&gt; </text:p>
      <text:p text:style-name="P10"/>
      <text:p text:style-name="P10"/>
      <text:p text:style-name="P10"/>
      <text:p text:style-name="P20"><text:span text:style-name="T10">(((</text:span>ESC ：wq!</text:p>
      <text:p text:style-name="P20"/>
      <text:p text:style-name="P20"/>
      <text:p text:style-name="P21"><text:span text:style-name="T10">$ </text:span>roslaunch dynamixel_tutorials controller_spawner.launch</text:p>
      <text:p text:style-name="P21"/>
      <text:p text:style-name="P21"/>
      <text:p text:style-name="P21"/>
      <text:p text:style-name="P21"><text:span text:style-name="T10">$ </text:span>rostopic pub -1 /tilt_controller/command std_msgs/Float64 -- 1.5</text:p>
      <text:p text:style-name="P20"/>
      <text:p text:style-name="P23">(-3~3 0是正中間)</text:p>
      <text:p text:style-name="P20"/>
      <text:p text:style-name="P20"/>
      <text:p text:style-name="P10"/>
      <text:p text:style-name="P10"/>
      <text:p text:style-name="P10"/>
      <text:p text:style-name="P10"/>
      <text:p text:style-name="P10"/>
      <text:p text:style-name="P27"/>
      <text:p text:style-name="P31">要修改的東西</text:p>
      <text:p text:style-name="P10"/>
      <text:p text:style-name="P10"/>
      <text:p text:style-name="P1">sudo vim dy[tab] </text:p>
      <text:p text:style-name="P1">---改ros系列的東西 要sudo才有權限改 不然只是唯讀</text:p>
      <text:p text:style-name="P1"/>
      <text:p text:style-name="P1">1.改config <text:s/>sudo vim dy[tab]</text:p>
      <text:p text:style-name="P1">tilt_controller: </text:p>
      <text:p text:style-name="P1"><text:s text:c="4"/>controller: </text:p>
      <text:p text:style-name="P1"><text:s text:c="8"/>package: dynamixel_controllers </text:p>
      <text:p text:style-name="P1"><text:s text:c="8"/>module: joint_position_controller </text:p>
      <text:p text:style-name="P1"><text:s text:c="8"/>type: JointPositionController </text:p>
      <text:p text:style-name="P1"><text:s text:c="4"/>joint_name: tilt_joint </text:p>
      <text:p text:style-name="P1"><text:s text:c="4"/>joint_speed: 1.17 </text:p>
      <text:p text:style-name="P1"><text:s text:c="4"/>motor: </text:p>
      <text:p text:style-name="P1"><text:s text:c="8"/>id: 6 </text:p>
      <text:p text:style-name="P1"><text:s text:c="8"/>init: 512 </text:p>
      <text:p text:style-name="P1"><text:s text:c="8"/>min: 0 </text:p>
      <text:p text:style-name="P1"><text:s text:c="8"/>max: 1023 </text:p>
      <text:p text:style-name="P1"><text:s/></text:p>
      <text:p text:style-name="P1">2.改 launch sudo vim controller_spqwner.launch</text:p>
      <text:p text:style-name="P1"><text:soft-page-break/>&lt;!-- -*- mode: XML -*- --&gt; </text:p>
      <text:p text:style-name="P1"/>
      <text:p text:style-name="P1">&lt;launch&gt; </text:p>
      <text:p text:style-name="P1"><text:s text:c="4"/>&lt;!-- Load controller configuration to parameter server --&gt; </text:p>
      <text:p text:style-name="P1"><text:s text:c="4"/>&lt;rosparam file="$(find dynamixel_tutorials)/config/dynamixel_joint_controllers.yaml" command="load"/&gt; </text:p>
      <text:p text:style-name="P1"/>
      <text:p text:style-name="P1"><text:s text:c="4"/>&lt;!-- start specified joint controllers --&gt; </text:p>
      <text:p text:style-name="P1"><text:s text:c="4"/>&lt;node name="dynamixel_controller_spawner" pkg="dynamixel_controllers" type="controller_spawner.py" </text:p>
      <text:p text:style-name="P1"><text:s text:c="10"/>args="--manager=dxl_manager </text:p>
      <text:p text:style-name="P1"><text:s text:c="16"/>--port=pan_tilt_port </text:p>
      <text:p text:style-name="P1"><text:s text:c="16"/>--type=simple </text:p>
      <text:p text:style-name="P1"><text:s text:c="16"/><text:span text:style-name="T2">pan_controller <text:s text:c="3"/>//這行要刪掉</text:span></text:p>
      <text:p text:style-name="P1"><text:s text:c="16"/>tilt_controller" </text:p>
      <text:p text:style-name="P1"><text:s text:c="10"/>output="screen"/&gt; </text:p>
      <text:p text:style-name="P1">&lt;/launch&gt; </text:p>
      <text:p text:style-name="P1"/>
      <text:p text:style-name="P1">強制寫入 ：qw!</text:p>
      <text:p text:style-name="P1"/>
      <text:p text:style-name="P1">控制command</text:p>
      <text:p text:style-name="P7"><text:span text:style-name="T1">$ </text:span>rostopic pub -1 /tilt_controller/command std_msgs/Float64 -- 1.5</text:p>
      <text:p text:style-name="P1">--- -3~3之間---</text:p>
      <text:p text:style-name="P1"/>
      <text:p text:style-name="P1">修改速度</text:p>
      <text:p text:style-name="P24">cd catkin_ws/src/dynamixel_motor-master/dynamixel_tutorials/config</text:p>
      <text:p text:style-name="P24">vim dynamixel_joint_controllers.yaml</text:p>
      <text:p text:style-name="P24"/>
      <text:p text:style-name="P26"/>
      <text:p text:style-name="P32">問題：</text:p>
      <text:p text:style-name="P1"/>
      <text:p text:style-name="P1">１.在roslaunch dynamixel_tutorials controller_spanwner.launch之後 </text:p>
      <text:p text:style-name="P1">若出現ＥＲＲＯＲ</text:p>
      <text:p text:style-name="P1"/>
      <text:p text:style-name="P1"/>
      <text:p text:style-name="P1">[ERROR] [WallTime: 1464854698.978045] [pan_controller] configuration error: could not find controller parameters on parameter server </text:p>
      <text:p text:style-name="P1">[dynamixel_controller_spawner-1] process has died [pid 29778, exit code 1, cmd /opt/ros/indigo/lib/dynamixel_controllers/controller_spawner.py --manager=dxl_manager --port=pan_tilt_port --type=simple pan_controller tilt_controller __name:=dynamixel_controller_spawner __log:=/home/newone/.ros/log/b20d54ca-2893-11e6-b39a-10bf48d6dd3c/dynamixel_controller_spawner-1.log]. </text:p>
      <text:p text:style-name="P1">log file: /home/newone/.ros/log/b20d54ca-2893-11e6-b39a-10bf48d6dd3c/dynamixel_controller_spawner-1*.log </text:p>
      <text:p text:style-name="P1"/>
      <text:p text:style-name="P1"/>
      <text:p text:style-name="P1">去把launch裡的<text:span text:style-name="T2">pan_controller 刪掉即可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2" svg:font-family="'Droid Sans Fallback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2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2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2" style:font-family-complex="'Droid Sans Fallback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6:53:32.018151110</meta:creation-date>
    <dc:date>2016-07-05T16:01:50.740824713</dc:date>
    <meta:editing-duration>PT5H40M51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6" meta:paragraph-count="159" meta:word-count="686" meta:character-count="5092" meta:non-whitespace-character-count="4328"/>
  </office:meta>
</office:document-meta>
</file>